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18.53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4.5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style:style style:name="ce1" style:family="table-cell" style:parent-style-name="Default" style:data-style-name="N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style="italic"/>
    </style:style>
  </office:automatic-styles>
  <office:body>
    <office:spreadsheet>
      <table:table table:name="Tabelle1" table:style-name="ta1">
        <table:shapes>
          <draw:frame draw:z-index="0" draw:style-name="gr1" draw:text-style-name="P1" svg:width="257.21mm" svg:height="193.53mm" svg:x="3.76mm" svg:y="43.85mm">
            <draw:object draw:notify-on-update-of-ranges="Tabelle1.A2:Tabelle1.A2 Tabelle1.B2:Tabelle1.C2 Tabelle1.A3:Tabelle1.A3 Tabelle1.B3:Tabelle1.C3 Tabelle1.D3:Tabelle1.E3 Tabelle1.D3:Tabelle1.E3 Tabelle1.A4:Tabelle1.A4 Tabelle1.B4:Tabelle1.C4 Tabelle1.D4:Tabelle1.E4 Tabelle1.D4:Tabelle1.E4 Tabelle1.A5:Tabelle1.A5 Tabelle1.B5:Tabelle1.C5 Tabelle1.D5:Tabelle1.E5 Tabelle1.D5:Tabelle1.E5 Tabelle1.A6:Tabelle1.A6 Tabelle1.B6:Tabelle1.C6 Tabelle1.D6:Tabelle1.E6 Tabelle1.D6:Tabelle1.E6 Tabelle1.A7:Tabelle1.A7 Tabelle1.B7:Tabelle1.C7 Tabelle1.D7:Tabelle1.E7 Tabelle1.D7:Tabelle1.E7 Tabelle1.A8:Tabelle1.A8 Tabelle1.B8:Tabelle1.C8 Tabelle1.D8:Tabelle1.E8 Tabelle1.D8:Tabelle1.E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4" table:default-cell-style-name="ce1"/>
        <table:table-row table:style-name="ro1">
          <table:table-cell/>
          <table:table-cell table:style-name="Default" office:value-type="string" calcext:value-type="string">
            <text:p>Score <text:span text:style-name="T1">(ops/s)</text:span></text:p>
          </table:table-cell>
          <table:table-cell table:style-name="Default"/>
          <table:table-cell table:style-name="Default" office:value-type="string" calcext:value-type="string">
            <text:p>Error (ops/s)</text:p>
          </table:table-cell>
          <table:table-cell table:style-name="Default"/>
        </table:table-row>
        <table:table-row table:style-name="ro2">
          <table:table-cell/>
          <table:table-cell table:style-name="Default" office:value-type="string" calcext:value-type="string">
            <text:p>Java 11</text:p>
          </table:table-cell>
          <table:table-cell table:style-name="Default" office:value-type="string" calcext:value-type="string">
            <text:p>Java 8</text:p>
          </table:table-cell>
          <table:table-cell table:style-name="Default" office:value-type="string" calcext:value-type="string">
            <text:p>Java 11</text:p>
          </table:table-cell>
          <table:table-cell table:style-name="Default" office:value-type="string" calcext:value-type="string">
            <text:p>Java 8</text:p>
          </table:table-cell>
        </table:table-row>
        <table:table-row table:style-name="ro2">
          <table:table-cell office:value-type="string" calcext:value-type="string">
            <text:p>testExceptionPointerConstructor</text:p>
          </table:table-cell>
          <table:table-cell office:value-type="float" office:value="708611.976" calcext:value-type="float">
            <text:p>708612</text:p>
          </table:table-cell>
          <table:table-cell office:value-type="float" office:value="623321.182" calcext:value-type="float">
            <text:p>623321</text:p>
          </table:table-cell>
          <table:table-cell office:value-type="float" office:value="28217.596" calcext:value-type="float">
            <text:p>28218</text:p>
          </table:table-cell>
          <table:table-cell office:value-type="float" office:value="34596.118" calcext:value-type="float">
            <text:p>34596</text:p>
          </table:table-cell>
        </table:table-row>
        <table:table-row table:style-name="ro2">
          <table:table-cell office:value-type="string" calcext:value-type="string">
            <text:p>testExceptionWithoutPointerConstructor</text:p>
          </table:table-cell>
          <table:table-cell office:value-type="float" office:value="172321.337" calcext:value-type="float">
            <text:p>172321</text:p>
          </table:table-cell>
          <table:table-cell office:value-type="float" office:value="185370.384" calcext:value-type="float">
            <text:p>185370</text:p>
          </table:table-cell>
          <table:table-cell office:value-type="float" office:value="3763.265" calcext:value-type="float">
            <text:p>3763</text:p>
          </table:table-cell>
          <table:table-cell office:value-type="float" office:value="5143.058" calcext:value-type="float">
            <text:p>5143</text:p>
          </table:table-cell>
        </table:table-row>
        <table:table-row table:style-name="ro2">
          <table:table-cell office:value-type="string" calcext:value-type="string">
            <text:p>testIterationPointerConstructor</text:p>
          </table:table-cell>
          <table:table-cell office:value-type="float" office:value="693596.106" calcext:value-type="float">
            <text:p>693596</text:p>
          </table:table-cell>
          <table:table-cell office:value-type="float" office:value="612119.078" calcext:value-type="float">
            <text:p>612119</text:p>
          </table:table-cell>
          <table:table-cell office:value-type="float" office:value="32698.459" calcext:value-type="float">
            <text:p>32698</text:p>
          </table:table-cell>
          <table:table-cell office:value-type="float" office:value="29505.79" calcext:value-type="float">
            <text:p>29506</text:p>
          </table:table-cell>
        </table:table-row>
        <table:table-row table:style-name="ro2">
          <table:table-cell office:value-type="string" calcext:value-type="string">
            <text:p>testIterationWithoutPointerConstructor</text:p>
          </table:table-cell>
          <table:table-cell office:value-type="float" office:value="359980.955" calcext:value-type="float">
            <text:p>359981</text:p>
          </table:table-cell>
          <table:table-cell office:value-type="float" office:value="337634.248" calcext:value-type="float">
            <text:p>337634</text:p>
          </table:table-cell>
          <table:table-cell office:value-type="float" office:value="13411.202" calcext:value-type="float">
            <text:p>13411</text:p>
          </table:table-cell>
          <table:table-cell office:value-type="float" office:value="11551.506" calcext:value-type="float">
            <text:p>11552</text:p>
          </table:table-cell>
        </table:table-row>
        <table:table-row table:style-name="ro2">
          <table:table-cell office:value-type="string" calcext:value-type="string">
            <text:p>testUseMemoryPointerConstructor</text:p>
          </table:table-cell>
          <table:table-cell office:value-type="float" office:value="356212.239" calcext:value-type="float">
            <text:p>356212</text:p>
          </table:table-cell>
          <table:table-cell office:value-type="float" office:value="342373.074" calcext:value-type="float">
            <text:p>342373</text:p>
          </table:table-cell>
          <table:table-cell office:value-type="float" office:value="22844.095" calcext:value-type="float">
            <text:p>22844</text:p>
          </table:table-cell>
          <table:table-cell office:value-type="float" office:value="11322.925" calcext:value-type="float">
            <text:p>11323</text:p>
          </table:table-cell>
        </table:table-row>
        <table:table-row table:style-name="ro2">
          <table:table-cell office:value-type="string" calcext:value-type="string">
            <text:p>testUseMemoryWithoutPointerConstructor</text:p>
          </table:table-cell>
          <table:table-cell office:value-type="float" office:value="360712.177" calcext:value-type="float">
            <text:p>360712</text:p>
          </table:table-cell>
          <table:table-cell office:value-type="float" office:value="351275.119" calcext:value-type="float">
            <text:p>351275</text:p>
          </table:table-cell>
          <table:table-cell office:value-type="float" office:value="13421.655" calcext:value-type="float">
            <text:p>13422</text:p>
          </table:table-cell>
          <table:table-cell office:value-type="float" office:value="16420.3" calcext:value-type="float">
            <text:p>164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Microsoft YaHei" style:language-asian="zh" style:country-asian="CN" style:font-name-complex="Arial Unicode M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18">00.00.0000</text:date>, <text:time style:data-style-name="N2" text:time-value="20:37:45.841631329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thias Bläsing</meta:initial-creator>
    <meta:creation-date>2019-06-13T21:19:18.116729336</meta:creation-date>
    <dc:date>2019-06-18T20:46:52.562821194</dc:date>
    <dc:creator>Matthias Bläsing</dc:creator>
    <meta:editing-duration>PT24M49S</meta:editing-duration>
    <meta:editing-cycles>4</meta:editing-cycles>
    <meta:generator>LibreOffice/6.2.4.2$Linux_X86_64 LibreOffice_project/20$Build-2</meta:generator>
    <meta:document-statistic meta:table-count="1" meta:cell-count="3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treat-empty-cells="leave-gap" chart:series-source="rows" chart:right-angled-axes="true" chart:error-category="cell-rang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 chart:error-category="cell-range" chart:error-upper-range="Tabelle1.D3:Tabelle1.E3" chart:error-lower-range="Tabelle1.D3:Tabelle1.E3"/>
      <style:graphic-properties draw:stroke="none" draw:fill-color="#004586"/>
      <style:text-properties fo:font-size="10pt" style:font-size-asian="10pt" style:font-size-complex="10pt"/>
    </style:style>
    <style:style style:name="ch8" style:family="chart">
      <style:chart-properties chart:error-upper-indicator="true" chart:error-lower-indicator="true" chart:error-category="cell-range" chart:error-upper-range="Tabelle1.D3:Tabelle1.E3" chart:error-lower-range="Tabelle1.D3:Tabelle1.E3" loext:std-weight="1"/>
      <style:graphic-properties draw:stroke="solid" svg:stroke-width="0cm" svg:stroke-color="#000000" svg:stroke-opacity="100%" draw:stroke-linejoin="round"/>
    </style:style>
    <style:style style:name="ch9" style:family="chart">
      <style:chart-properties chart:solid-type="cuboid"/>
    </style:style>
    <style:style style:name="ch10" style:family="chart" style:data-style-name="N0">
      <style:chart-properties chart:link-data-style-to-source="true" chart:error-category="cell-range" chart:error-upper-range="Tabelle1.D4:Tabelle1.E4" chart:error-lower-range="Tabelle1.D4:Tabelle1.E4"/>
      <style:graphic-properties draw:stroke="none" draw:fill-color="#ff420e"/>
      <style:text-properties fo:font-size="10pt" style:font-size-asian="10pt" style:font-size-complex="10pt"/>
    </style:style>
    <style:style style:name="ch11" style:family="chart">
      <style:chart-properties chart:error-upper-indicator="true" chart:error-lower-indicator="true" chart:error-category="cell-range" chart:error-upper-range="Tabelle1.D4:Tabelle1.E4" chart:error-lower-range="Tabelle1.D4:Tabelle1.E4" loext:std-weight="1"/>
      <style:graphic-properties draw:stroke="solid" svg:stroke-width="0cm" svg:stroke-color="#000000" svg:stroke-opacity="100%" draw:stroke-linejoin="round"/>
    </style:style>
    <style:style style:name="ch12" style:family="chart" style:data-style-name="N0">
      <style:chart-properties chart:link-data-style-to-source="true" chart:error-category="cell-range" chart:error-upper-range="Tabelle1.D5:Tabelle1.E5" chart:error-lower-range="Tabelle1.D5:Tabelle1.E5"/>
      <style:graphic-properties draw:stroke="none" draw:fill-color="#ffd320"/>
      <style:text-properties fo:font-size="10pt" style:font-size-asian="10pt" style:font-size-complex="10pt"/>
    </style:style>
    <style:style style:name="ch13" style:family="chart">
      <style:chart-properties chart:error-upper-indicator="true" chart:error-lower-indicator="true" chart:error-category="cell-range" chart:error-upper-range="Tabelle1.D5:Tabelle1.E5" chart:error-lower-range="Tabelle1.D5:Tabelle1.E5" loext:std-weight="1"/>
      <style:graphic-properties draw:stroke="solid" svg:stroke-width="0cm" svg:stroke-color="#000000" svg:stroke-opacity="100%" draw:stroke-linejoin="round"/>
    </style:style>
    <style:style style:name="ch14" style:family="chart" style:data-style-name="N0">
      <style:chart-properties chart:link-data-style-to-source="true" chart:error-category="cell-range" chart:error-upper-range="Tabelle1.D6:Tabelle1.E6" chart:error-lower-range="Tabelle1.D6:Tabelle1.E6"/>
      <style:graphic-properties draw:stroke="none" draw:fill-color="#579d1c"/>
      <style:text-properties fo:font-size="10pt" style:font-size-asian="10pt" style:font-size-complex="10pt"/>
    </style:style>
    <style:style style:name="ch15" style:family="chart">
      <style:chart-properties chart:error-upper-indicator="true" chart:error-lower-indicator="true" chart:error-category="cell-range" chart:error-upper-range="Tabelle1.D6:Tabelle1.E6" chart:error-lower-range="Tabelle1.D6:Tabelle1.E6" loext:std-weight="1"/>
      <style:graphic-properties draw:stroke="solid" svg:stroke-width="0cm" svg:stroke-color="#000000" svg:stroke-opacity="100%" draw:stroke-linejoin="round"/>
    </style:style>
    <style:style style:name="ch16" style:family="chart" style:data-style-name="N0">
      <style:chart-properties chart:link-data-style-to-source="true" chart:error-category="cell-range" chart:error-upper-range="Tabelle1.D7:Tabelle1.E7" chart:error-lower-range="Tabelle1.D7:Tabelle1.E7"/>
      <style:graphic-properties draw:stroke="none" draw:fill-color="#7e0021"/>
      <style:text-properties fo:font-size="10pt" style:font-size-asian="10pt" style:font-size-complex="10pt"/>
    </style:style>
    <style:style style:name="ch17" style:family="chart">
      <style:chart-properties chart:error-upper-indicator="true" chart:error-lower-indicator="true" chart:error-category="cell-range" chart:error-upper-range="Tabelle1.D7:Tabelle1.E7" chart:error-lower-range="Tabelle1.D7:Tabelle1.E7" loext:std-weight="1"/>
      <style:graphic-properties draw:stroke="solid" svg:stroke-width="0cm" svg:stroke-color="#000000" svg:stroke-opacity="100%" draw:stroke-linejoin="round"/>
    </style:style>
    <style:style style:name="ch18" style:family="chart" style:data-style-name="N0">
      <style:chart-properties chart:link-data-style-to-source="true" chart:error-category="cell-range" chart:error-upper-range="Tabelle1.D8:Tabelle1.E8" chart:error-lower-range="Tabelle1.D8:Tabelle1.E8"/>
      <style:graphic-properties draw:stroke="none" draw:fill-color="#83caff"/>
      <style:text-properties fo:font-size="10pt" style:font-size-asian="10pt" style:font-size-complex="10pt"/>
    </style:style>
    <style:style style:name="ch19" style:family="chart">
      <style:chart-properties chart:error-upper-indicator="true" chart:error-lower-indicator="true" chart:error-category="cell-range" chart:error-upper-range="Tabelle1.D8:Tabelle1.E8" chart:error-lower-range="Tabelle1.D8:Tabelle1.E8" loext:std-weight="1"/>
      <style:graphic-properties draw:stroke="solid" svg:stroke-width="0cm" svg:stroke-color="#000000" svg:stroke-opacity="100%" draw:stroke-linejoin="round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5.722cm" svg:height="19.354cm" xlink:href=".." xlink:type="simple" chart:class="chart:bar" chart:style-name="ch1">
        <chart:legend chart:legend-position="end" svg:x="18.185cm" svg:y="8.106cm" style:legend-expansion="high" chart:style-name="ch2"/>
        <chart:plot-area chart:style-name="ch3" table:cell-range-address="Tabelle1.A2:Tabelle1.C8" chart:data-source-has-labels="both" svg:x="0.589cm" svg:y="0.304cm" svg:width="16.496cm" svg:height="19.037cm">
          <chartooo:coordinate-region svg:x="2.059cm" svg:y="0.509cm" svg:width="15.026cm" svg:height="18.176cm"/>
          <chart:axis chart:dimension="x" chart:name="primary-x" chart:style-name="ch4" chartooo:axis-type="text">
            <chart:categories table:cell-range-address="Tabelle1.B2:Tabelle1.C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belle1.B3:Tabelle1.C3" chart:label-cell-address="Tabelle1.A3:Tabelle1.A3" chart:class="chart:bar">
            <chart:error-indicator chart:style-name="ch8" chart:dimension="y"/>
            <chart:data-point chart:style-name="ch9" chart:repeated="2"/>
          </chart:series>
          <chart:series chart:style-name="ch10" chart:values-cell-range-address="Tabelle1.B4:Tabelle1.C4" chart:label-cell-address="Tabelle1.A4:Tabelle1.A4" chart:class="chart:bar">
            <chart:error-indicator chart:style-name="ch11" chart:dimension="y"/>
            <chart:data-point chart:repeated="2"/>
          </chart:series>
          <chart:series chart:style-name="ch12" chart:values-cell-range-address="Tabelle1.B5:Tabelle1.C5" chart:label-cell-address="Tabelle1.A5:Tabelle1.A5" chart:class="chart:bar">
            <chart:error-indicator chart:style-name="ch13" chart:dimension="y"/>
            <chart:data-point chart:style-name="ch9"/>
            <chart:data-point/>
          </chart:series>
          <chart:series chart:style-name="ch14" chart:values-cell-range-address="Tabelle1.B6:Tabelle1.C6" chart:label-cell-address="Tabelle1.A6:Tabelle1.A6" chart:class="chart:bar">
            <chart:error-indicator chart:style-name="ch15" chart:dimension="y"/>
            <chart:data-point chart:style-name="ch9" chart:repeated="2"/>
          </chart:series>
          <chart:series chart:style-name="ch16" chart:values-cell-range-address="Tabelle1.B7:Tabelle1.C7" chart:label-cell-address="Tabelle1.A7:Tabelle1.A7" chart:class="chart:bar">
            <chart:error-indicator chart:style-name="ch17" chart:dimension="y"/>
            <chart:data-point chart:repeated="2"/>
          </chart:series>
          <chart:series chart:style-name="ch18" chart:values-cell-range-address="Tabelle1.B8:Tabelle1.C8" chart:label-cell-address="Tabelle1.A8:Tabelle1.A8" chart:class="chart:bar">
            <chart:error-indicator chart:style-name="ch19" chart:dimension="y"/>
            <chart:data-point chart:repeated="2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Java 11</text:p>
                <draw:g>
                  <svg:desc>Tabelle1.B2:Tabelle1.C2</svg:desc>
                </draw:g>
              </table:table-cell>
              <table:table-cell office:value-type="string">
                <text:p>Java 8</text:p>
              </table:table-cell>
            </table:table-row>
          </table:table-header-rows>
          <table:table-rows>
            <table:table-row>
              <table:table-cell office:value-type="string">
                <text:p>testExceptionPointerConstructor</text:p>
                <draw:g>
                  <svg:desc>Tabelle1.A3:Tabelle1.A3</svg:desc>
                </draw:g>
              </table:table-cell>
              <table:table-cell office:value-type="float" office:value="708611.976">
                <text:p>708611.976</text:p>
                <draw:g>
                  <svg:desc>Tabelle1.B3:Tabelle1.C3</svg:desc>
                </draw:g>
              </table:table-cell>
              <table:table-cell office:value-type="float" office:value="623321.182">
                <text:p>623321.182</text:p>
              </table:table-cell>
            </table:table-row>
            <table:table-row>
              <table:table-cell office:value-type="string">
                <text:p>Zeile 3</text:p>
                <draw:g>
                  <svg:desc/>
                </draw:g>
              </table:table-cell>
              <table:table-cell office:value-type="float" office:value="28217.596">
                <text:p>28217.596</text:p>
                <draw:g>
                  <svg:desc>Tabelle1.D3:Tabelle1.E3</svg:desc>
                </draw:g>
              </table:table-cell>
              <table:table-cell office:value-type="float" office:value="34596.118">
                <text:p>34596.118</text:p>
              </table:table-cell>
            </table:table-row>
            <table:table-row>
              <table:table-cell office:value-type="string">
                <text:p>Zeile 3</text:p>
                <draw:g>
                  <svg:desc/>
                </draw:g>
              </table:table-cell>
              <table:table-cell office:value-type="float" office:value="28217.596">
                <text:p>28217.596</text:p>
                <draw:g>
                  <svg:desc>Tabelle1.D3:Tabelle1.E3</svg:desc>
                </draw:g>
              </table:table-cell>
              <table:table-cell office:value-type="float" office:value="34596.118">
                <text:p>34596.118</text:p>
              </table:table-cell>
            </table:table-row>
            <table:table-row>
              <table:table-cell office:value-type="string">
                <text:p>testExceptionWithoutPointerConstructor</text:p>
                <draw:g>
                  <svg:desc>Tabelle1.A4:Tabelle1.A4</svg:desc>
                </draw:g>
              </table:table-cell>
              <table:table-cell office:value-type="float" office:value="172321.337">
                <text:p>172321.337</text:p>
                <draw:g>
                  <svg:desc>Tabelle1.B4:Tabelle1.C4</svg:desc>
                </draw:g>
              </table:table-cell>
              <table:table-cell office:value-type="float" office:value="185370.384">
                <text:p>185370.384</text:p>
              </table:table-cell>
            </table:table-row>
            <table:table-row>
              <table:table-cell office:value-type="string">
                <text:p>Zeile 4</text:p>
                <draw:g>
                  <svg:desc/>
                </draw:g>
              </table:table-cell>
              <table:table-cell office:value-type="float" office:value="3763.265">
                <text:p>3763.265</text:p>
                <draw:g>
                  <svg:desc>Tabelle1.D4:Tabelle1.E4</svg:desc>
                </draw:g>
              </table:table-cell>
              <table:table-cell office:value-type="float" office:value="5143.058">
                <text:p>5143.058</text:p>
              </table:table-cell>
            </table:table-row>
            <table:table-row>
              <table:table-cell office:value-type="string">
                <text:p>Zeile 4</text:p>
                <draw:g>
                  <svg:desc/>
                </draw:g>
              </table:table-cell>
              <table:table-cell office:value-type="float" office:value="3763.265">
                <text:p>3763.265</text:p>
                <draw:g>
                  <svg:desc>Tabelle1.D4:Tabelle1.E4</svg:desc>
                </draw:g>
              </table:table-cell>
              <table:table-cell office:value-type="float" office:value="5143.058">
                <text:p>5143.058</text:p>
              </table:table-cell>
            </table:table-row>
            <table:table-row>
              <table:table-cell office:value-type="string">
                <text:p>testIterationPointerConstructor</text:p>
                <draw:g>
                  <svg:desc>Tabelle1.A5:Tabelle1.A5</svg:desc>
                </draw:g>
              </table:table-cell>
              <table:table-cell office:value-type="float" office:value="693596.106">
                <text:p>693596.106</text:p>
                <draw:g>
                  <svg:desc>Tabelle1.B5:Tabelle1.C5</svg:desc>
                </draw:g>
              </table:table-cell>
              <table:table-cell office:value-type="float" office:value="612119.078">
                <text:p>612119.078</text:p>
              </table:table-cell>
            </table:table-row>
            <table:table-row>
              <table:table-cell office:value-type="string">
                <text:p>Zeile 5</text:p>
                <draw:g>
                  <svg:desc/>
                </draw:g>
              </table:table-cell>
              <table:table-cell office:value-type="float" office:value="32698.459">
                <text:p>32698.459</text:p>
                <draw:g>
                  <svg:desc>Tabelle1.D5:Tabelle1.E5</svg:desc>
                </draw:g>
              </table:table-cell>
              <table:table-cell office:value-type="float" office:value="29505.79">
                <text:p>29505.79</text:p>
              </table:table-cell>
            </table:table-row>
            <table:table-row>
              <table:table-cell office:value-type="string">
                <text:p>Zeile 5</text:p>
                <draw:g>
                  <svg:desc/>
                </draw:g>
              </table:table-cell>
              <table:table-cell office:value-type="float" office:value="32698.459">
                <text:p>32698.459</text:p>
                <draw:g>
                  <svg:desc>Tabelle1.D5:Tabelle1.E5</svg:desc>
                </draw:g>
              </table:table-cell>
              <table:table-cell office:value-type="float" office:value="29505.79">
                <text:p>29505.79</text:p>
              </table:table-cell>
            </table:table-row>
            <table:table-row>
              <table:table-cell office:value-type="string">
                <text:p>testIterationWithoutPointerConstructor</text:p>
                <draw:g>
                  <svg:desc>Tabelle1.A6:Tabelle1.A6</svg:desc>
                </draw:g>
              </table:table-cell>
              <table:table-cell office:value-type="float" office:value="359980.955">
                <text:p>359980.955</text:p>
                <draw:g>
                  <svg:desc>Tabelle1.B6:Tabelle1.C6</svg:desc>
                </draw:g>
              </table:table-cell>
              <table:table-cell office:value-type="float" office:value="337634.248">
                <text:p>337634.248</text:p>
              </table:table-cell>
            </table:table-row>
            <table:table-row>
              <table:table-cell office:value-type="string">
                <text:p>Zeile 6</text:p>
                <draw:g>
                  <svg:desc/>
                </draw:g>
              </table:table-cell>
              <table:table-cell office:value-type="float" office:value="13411.202">
                <text:p>13411.202</text:p>
                <draw:g>
                  <svg:desc>Tabelle1.D6:Tabelle1.E6</svg:desc>
                </draw:g>
              </table:table-cell>
              <table:table-cell office:value-type="float" office:value="11551.506">
                <text:p>11551.506</text:p>
              </table:table-cell>
            </table:table-row>
            <table:table-row>
              <table:table-cell office:value-type="string">
                <text:p>Zeile 6</text:p>
                <draw:g>
                  <svg:desc/>
                </draw:g>
              </table:table-cell>
              <table:table-cell office:value-type="float" office:value="13411.202">
                <text:p>13411.202</text:p>
                <draw:g>
                  <svg:desc>Tabelle1.D6:Tabelle1.E6</svg:desc>
                </draw:g>
              </table:table-cell>
              <table:table-cell office:value-type="float" office:value="11551.506">
                <text:p>11551.506</text:p>
              </table:table-cell>
            </table:table-row>
            <table:table-row>
              <table:table-cell office:value-type="string">
                <text:p>testUseMemoryPointerConstructor</text:p>
                <draw:g>
                  <svg:desc>Tabelle1.A7:Tabelle1.A7</svg:desc>
                </draw:g>
              </table:table-cell>
              <table:table-cell office:value-type="float" office:value="356212.239">
                <text:p>356212.239</text:p>
                <draw:g>
                  <svg:desc>Tabelle1.B7:Tabelle1.C7</svg:desc>
                </draw:g>
              </table:table-cell>
              <table:table-cell office:value-type="float" office:value="342373.074">
                <text:p>342373.074</text:p>
              </table:table-cell>
            </table:table-row>
            <table:table-row>
              <table:table-cell office:value-type="string">
                <text:p>Zeile 7</text:p>
                <draw:g>
                  <svg:desc/>
                </draw:g>
              </table:table-cell>
              <table:table-cell office:value-type="float" office:value="22844.095">
                <text:p>22844.095</text:p>
                <draw:g>
                  <svg:desc>Tabelle1.D7:Tabelle1.E7</svg:desc>
                </draw:g>
              </table:table-cell>
              <table:table-cell office:value-type="float" office:value="11322.925">
                <text:p>11322.925</text:p>
              </table:table-cell>
            </table:table-row>
            <table:table-row>
              <table:table-cell office:value-type="string">
                <text:p>Zeile 7</text:p>
                <draw:g>
                  <svg:desc/>
                </draw:g>
              </table:table-cell>
              <table:table-cell office:value-type="float" office:value="22844.095">
                <text:p>22844.095</text:p>
                <draw:g>
                  <svg:desc>Tabelle1.D7:Tabelle1.E7</svg:desc>
                </draw:g>
              </table:table-cell>
              <table:table-cell office:value-type="float" office:value="11322.925">
                <text:p>11322.925</text:p>
              </table:table-cell>
            </table:table-row>
            <table:table-row>
              <table:table-cell office:value-type="string">
                <text:p>testUseMemoryWithoutPointerConstructor</text:p>
                <draw:g>
                  <svg:desc>Tabelle1.A8:Tabelle1.A8</svg:desc>
                </draw:g>
              </table:table-cell>
              <table:table-cell office:value-type="float" office:value="360712.177">
                <text:p>360712.177</text:p>
                <draw:g>
                  <svg:desc>Tabelle1.B8:Tabelle1.C8</svg:desc>
                </draw:g>
              </table:table-cell>
              <table:table-cell office:value-type="float" office:value="351275.119">
                <text:p>351275.119</text:p>
              </table:table-cell>
            </table:table-row>
            <table:table-row>
              <table:table-cell office:value-type="string">
                <text:p>Zeile 8</text:p>
                <draw:g>
                  <svg:desc/>
                </draw:g>
              </table:table-cell>
              <table:table-cell office:value-type="float" office:value="13421.655">
                <text:p>13421.655</text:p>
                <draw:g>
                  <svg:desc>Tabelle1.D8:Tabelle1.E8</svg:desc>
                </draw:g>
              </table:table-cell>
              <table:table-cell office:value-type="float" office:value="16420.3">
                <text:p>16420.3</text:p>
              </table:table-cell>
            </table:table-row>
            <table:table-row>
              <table:table-cell office:value-type="string">
                <text:p>Zeile 8</text:p>
                <draw:g>
                  <svg:desc/>
                </draw:g>
              </table:table-cell>
              <table:table-cell office:value-type="float" office:value="13421.655">
                <text:p>13421.655</text:p>
                <draw:g>
                  <svg:desc>Tabelle1.D8:Tabelle1.E8</svg:desc>
                </draw:g>
              </table:table-cell>
              <table:table-cell office:value-type="float" office:value="16420.3">
                <text:p>16420.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4.2$Linux_X86_64 LibreOffice_project/2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